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1DA000000792084355E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35cm" draw:marker-end-width="0.35cm" draw:stroke-linejoin="bevel" draw:fill-color="#e6e6ff" fo:min-height="0.5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3.9cm" svg:height="3.8cm" svg:x="1.5cm" svg:y="2.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3.376cm" svg:height="3.414cm" svg:x="1.8cm" svg:y="2.3cm">
            <draw:image xlink:href="Pictures/10000201000001DA000000792084355E.tif" xlink:type="simple" xlink:show="embed" xlink:actuate="onLoad">
              <text:p/>
            </draw:image>
          </draw:frame>
          <draw:frame draw:style-name="gr3" draw:text-style-name="P2" draw:layer="layout" svg:width="5.902cm" svg:height="0.906cm" svg:x="7.998cm" svg:y="3.2cm">
            <draw:text-box>
              <text:p><text:span text:style-name="T1">The column sorting icon</text:span></text:p>
            </draw:text-box>
          </draw:frame>
          <draw:line draw:style-name="gr4" draw:text-style-name="P1" draw:layer="layout" svg:x1="8cm" svg:y1="3.7cm" svg:x2="2.5cm" svg:y2="2.9cm">
            <text:p/>
          </draw:line>
          <draw:custom-shape draw:style-name="gr5" draw:text-style-name="P1" draw:layer="layout" svg:width="0.7cm" svg:height="0.8cm" svg:x="1.8cm" svg:y="2.6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06T13:15:23</dc:date>
    <meta:editing-duration>P12DT3H46M16S</meta:editing-duration>
    <meta:editing-cycles>12</meta:editing-cycles>
    <meta:generator>LibreOffice/3.4$Unix LibreOffice_project/340m1$Build-402</meta:generator>
    <meta:document-statistic meta:object-count="6"/>
  </office:meta>
</office:document-meta>
</file>